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KaTeX_Size2" svg:font-family="KaTeX_Size2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92in"/>
    </style:style>
    <style:style style:name="co3" style:family="table-column">
      <style:table-column-properties fo:break-before="auto" style:column-width="0.5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8in" fo:break-before="auto" style:use-optimal-row-height="false"/>
    </style:style>
    <style:style style:name="ro3" style:family="table-row">
      <style:table-row-properties style:row-height="0.4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 Mono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DejaVu Sans Mono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font-name="DejaVu Sans Mono"/>
    </style:style>
    <style:style style:name="ce8" style:family="table-cell" style:parent-style-name="Default">
      <style:text-properties style:font-name="DejaVu Sans Mono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KaTeX_Size2" fo:font-size="32pt" style:font-size-asian="32pt" style:font-size-complex="3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KaTeX_Size2" fo:font-size="48pt" style:font-size-asian="48pt" style:font-size-complex="48pt"/>
    </style:style>
    <style:style style:name="gr1" style:family="graphic" style:parent-style-name="Default">
      <style:graphic-properties draw:stroke="solid" svg:stroke-width="0.011in" svg:stroke-color="#000000" draw:marker-start="" draw:marker-start-width="0.0748in" draw:marker-start-center="false" draw:marker-end="" draw:marker-end-width="0.0748in" draw:marker-end-center="false" draw:stroke-linejoin="miter" svg:stroke-linecap="butt" draw:fill="solid" draw:fill-color="#3465a4" draw:textarea-horizontal-align="justify" draw:textarea-vertical-align="middle" draw:auto-grow-height="false" draw:fit-to-size="false" style:shrink-to-fit="false" fo:min-height="0.3031in" fo:min-width="1.8803in" fo:padding-top="0.048in" fo:padding-bottom="0.048in" fo:padding-left="0.0972in" fo:padding-right="0.0972in" fo:wrap-option="wrap" draw:shadow="visible" draw:shadow-offset-x="0.028in" draw:shadow-offset-y="0.028in" draw:shadow-color="#80808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svg:stroke-width="0.011in" svg:stroke-color="#000000" draw:marker-start="" draw:marker-start-width="0.0748in" draw:marker-start-center="false" draw:marker-end="" draw:marker-end-width="0.0748in" draw:marker-end-center="false" draw:stroke-linejoin="miter" svg:stroke-linecap="butt" draw:fill="solid" draw:fill-color="#069a2e" draw:textarea-horizontal-align="justify" draw:textarea-vertical-align="middle" draw:auto-grow-height="false" draw:fit-to-size="false" style:shrink-to-fit="false" fo:min-height="0.3031in" fo:min-width="1.8969in" fo:padding-top="0.048in" fo:padding-bottom="0.048in" fo:padding-left="0.0972in" fo:padding-right="0.0972in" fo:wrap-option="wrap" draw:shadow="visible" draw:shadow-offset-x="0.028in" draw:shadow-offset-y="0.028in" draw:shadow-color="#80808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stroke="solid" svg:stroke-width="0.011in" svg:stroke-color="#000000" draw:marker-start="" draw:marker-start-width="0.0748in" draw:marker-start-center="false" draw:marker-end="" draw:marker-end-width="0.0748in" draw:marker-end-center="false" draw:stroke-linejoin="miter" svg:stroke-linecap="butt" draw:fill="solid" draw:fill-color="#3465a4" draw:textarea-horizontal-align="justify" draw:textarea-vertical-align="middle" draw:auto-grow-height="false" draw:fit-to-size="false" style:shrink-to-fit="false" fo:min-height="0.5193in" fo:min-width="1.6039in" fo:padding-top="0.048in" fo:padding-bottom="0.048in" fo:padding-left="0.0972in" fo:padding-right="0.0972in" fo:wrap-option="wrap" draw:shadow="visible" draw:shadow-offset-x="0.028in" draw:shadow-offset-y="0.028in" draw:shadow-color="#80808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gr4" style:family="graphic" style:parent-style-name="Default">
      <style:graphic-properties draw:stroke="solid" svg:stroke-width="0.011in" svg:stroke-color="#000000" draw:marker-start="" draw:marker-start-width="0.0748in" draw:marker-start-center="false" draw:marker-end="" draw:marker-end-width="0.0748in" draw:marker-end-center="false" draw:stroke-linejoin="miter" svg:stroke-linecap="butt" draw:fill="solid" draw:fill-color="#069a2e" draw:textarea-horizontal-align="justify" draw:textarea-vertical-align="middle" draw:auto-grow-height="false" draw:fit-to-size="false" style:shrink-to-fit="false" fo:min-height="0.7043in" fo:min-width="1.5213in" fo:padding-top="0.048in" fo:padding-bottom="0.048in" fo:padding-left="0.0972in" fo:padding-right="0.0972in" fo:wrap-option="wrap" draw:shadow="visible" draw:shadow-offset-x="0.028in" draw:shadow-offset-y="0.028in" draw:shadow-color="#80808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draw:stroke="solid" svg:stroke-width="0.011in" svg:stroke-color="#000000" draw:marker-start="" draw:marker-start-width="0.0748in" draw:marker-start-center="false" draw:marker-end="" draw:marker-end-width="0.0748in" draw:marker-end-center="false" draw:stroke-linejoin="miter" svg:stroke-linecap="butt" draw:fill="solid" draw:fill-color="#069a2e" draw:textarea-horizontal-align="justify" draw:textarea-vertical-align="middle" draw:auto-grow-height="false" draw:fit-to-size="false" style:shrink-to-fit="false" fo:min-height="0.3031in" fo:min-width="1.6071in" fo:padding-top="0.048in" fo:padding-bottom="0.048in" fo:padding-left="0.0972in" fo:padding-right="0.0972in" fo:wrap-option="wrap" draw:shadow="visible" draw:shadow-offset-x="0.028in" draw:shadow-offset-y="0.028in" draw:shadow-color="#80808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solid" svg:stroke-width="0.011in" svg:stroke-color="#000000" draw:marker-start="" draw:marker-start-width="0.0748in" draw:marker-start-center="false" draw:marker-end="" draw:marker-end-width="0.0748in" draw:marker-end-center="false" draw:stroke-linejoin="miter" svg:stroke-linecap="butt" draw:fill="solid" draw:fill-color="#3465a4" draw:textarea-horizontal-align="justify" draw:textarea-vertical-align="middle" draw:auto-grow-height="false" draw:fit-to-size="false" style:shrink-to-fit="false" fo:min-height="0.3031in" fo:min-width="1.8969in" fo:padding-top="0.048in" fo:padding-bottom="0.048in" fo:padding-left="0.0972in" fo:padding-right="0.0972in" fo:wrap-option="wrap" draw:shadow="visible" draw:shadow-offset-x="0.028in" draw:shadow-offset-y="0.028in" draw:shadow-color="#80808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3465a4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69a2e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3465a4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69a2e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3465a4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1pt" fo:font-style="normal" fo:text-shadow="none" style:text-underline-style="none" fo:font-weight="normal" style:letter-kerning="true" style:font-family-asian="'Microsoft YaHei'" style:font-family-generic-asian="system" style:font-pitch-asian="variable" style:font-size-asian="11pt" style:font-style-asian="normal" style:font-weight-asian="normal" style:font-family-complex="Mangal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input_file</text:p>
          </table:table-cell>
          <table:table-cell office:value-type="string" calcext:value-type="string">
            <text:p><text:s/>dbcon</text:p>
          </table:table-cell>
          <table:table-cell office:value-type="string" calcext:value-type="string">
            <text:p><text:s/>table_name</text:p>
          </table:table-cell>
          <table:table-cell office:value-type="string" calcext:value-type="string">
            <text:p>sep = "</text:p>
          </table:table-cell>
          <table:table-cell office:value-type="string" calcext:value-type="string">
            <text:p>, dec = ".</text:p>
          </table:table-cell>
          <table:table-cell office:value-type="string" calcext:value-type="string">
            <text:p><text:s/>grp = ""</text:p>
          </table:table-cell>
          <table:table-cell office:value-type="string" calcext:value-type="string">
            <text:p>header = TRUE</text:p>
          </table:table-cell>
          <table:table-cell office:value-type="string" calcext:value-type="string">
            <text:p>id_quote_method = "DB_NAMES"</text:p>
          </table:table-cell>
          <table:table-cell office:value-type="string" calcext:value-type="string">
            <text:p>col_names = NULL</text:p>
          </table:table-cell>
          <table:table-cell office:value-type="string" calcext:value-type="string">
            <text:p><text:s/>col_types = NULL</text:p>
          </table:table-cell>
          <table:table-cell office:value-type="string" calcext:value-type="string">
            <text:p>col_import = NULL</text:p>
          </table:table-cell>
          <table:table-cell office:value-type="string" calcext:value-type="string">
            <text:p>drop_table = FALSE</text:p>
          </table:table-cell>
          <table:table-cell office:value-type="string" calcext:value-type="string">
            <text:p>auto_pk = FALSE</text:p>
          </table:table-cell>
          <table:table-cell office:value-type="string" calcext:value-type="string">
            <text:p><text:s/>build_pk = FALSE</text:p>
          </table:table-cell>
          <table:table-cell office:value-type="string" calcext:value-type="string">
            <text:p><text:s/>pk_fields = NULL</text:p>
          </table:table-cell>
          <table:table-cell office:value-type="string" calcext:value-type="string">
            <text:p>constant_values = NULL</text:p>
          </table:table-cell>
          <table:table-cell office:value-type="string" calcext:value-type="string">
            <text:p><text:s/>chunk_size = 0</text:p>
          </table:table-cell>
          <table:table-cell office:value-type="string" calcext:value-type="string">
            <text:p><text:s/>...</text:p>
          </table:table-cell>
        </table:table-row>
      </table:table>
      <table:table table:name="Sheet2" table:style-name="ta1">
        <table:shapes>
          <draw:custom-shape draw:z-index="0" draw:name="left-arrow-callout" draw:style-name="gr1" draw:text-style-name="P2" svg:width="2.3748in" svg:height="0.3988in" svg:x="10.7268in" svg:y="0.7795in">
            <text:p text:style-name="P1"><text:span text:style-name="T1">What to import</text:span></text:p>
            <draw:enhanced-geometry draw:mirror-horizontal="false" draw:mirror-vertical="false" svg:viewBox="0 0 0 0" draw:text-areas="?f19 0 ?f22 ?f21" draw:type="ooxml-leftArrowCallout" draw:modifiers="25000 25000 25000 87350.518203561" draw:enhanced-path="M 0 ?f12 L ?f17 ?f13 ?f17 ?f14 ?f19 ?f14 ?f19 0 ?f22 0 ?f22 ?f21 ?f19 ?f21 ?f19 ?f15 ?f17 ?f15 ?f17 ?f16 Z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?f2 *2/1"/>
              <draw:equation draw:name="f4" draw:formula="if(0-$0 ,0,if(?f3 -$0 ,$0 ,?f3 ))"/>
              <draw:equation draw:name="f5" draw:formula="100000*logwidth/?f0 "/>
              <draw:equation draw:name="f6" draw:formula="if(0-$2 ,0,if(?f5 -$2 ,$2 ,?f5 ))"/>
              <draw:equation draw:name="f7" draw:formula="?f6 *?f0 /logwidth"/>
              <draw:equation draw:name="f8" draw:formula="100000+0-?f7 "/>
              <draw:equation draw:name="f9" draw:formula="if(0-$3 ,0,if(?f8 -$3 ,$3 ,?f8 ))"/>
              <draw:equation draw:name="f10" draw:formula="?f0 *?f2 /100000"/>
              <draw:equation draw:name="f11" draw:formula="?f0 *?f4 /200000"/>
              <draw:equation draw:name="f12" draw:formula="logheight/2"/>
              <draw:equation draw:name="f13" draw:formula="?f12 +0-?f10 "/>
              <draw:equation draw:name="f14" draw:formula="?f12 +0-?f11 "/>
              <draw:equation draw:name="f15" draw:formula="?f12 +?f11 -0"/>
              <draw:equation draw:name="f16" draw:formula="?f12 +?f10 -0"/>
              <draw:equation draw:name="f17" draw:formula="?f0 *?f6 /100000"/>
              <draw:equation draw:name="f18" draw:formula="logwidth*?f9 /100000"/>
              <draw:equation draw:name="f19" draw:formula="logwidth+0-?f18 "/>
              <draw:equation draw:name="f20" draw:formula="(?f19 +logwidth)/2"/>
              <draw:equation draw:name="f21" draw:formula="logheight"/>
              <draw:equation draw:name="f22" draw:formula="logwidth"/>
              <draw:handle draw:handle-position="?f17 ?f14" draw:handle-range-y-minimum="0" draw:handle-range-y-maximum="?f3"/>
              <draw:handle draw:handle-position="0 ?f13" draw:handle-range-y-minimum="0" draw:handle-range-y-maximum="?f1"/>
              <draw:handle draw:handle-position="?f17 0" draw:handle-range-x-minimum="0" draw:handle-range-x-maximum="?f5"/>
              <draw:handle draw:handle-position="?f19 ?f21" draw:handle-range-x-minimum="0" draw:handle-range-x-maximum="?f8"/>
            </draw:enhanced-geometry>
          </draw:custom-shape>
        </table:shapes>
        <table:table-column table:style-name="co1" table:default-cell-style-name="Default"/>
        <table:table-column table:style-name="co2" table:number-columns-repeated="3" table:default-cell-style-name="ce14"/>
        <table:table-column table:style-name="co2" table:number-columns-repeated="2" table:default-cell-style-name="ce7"/>
        <table:table-column table:style-name="co3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dbTableFrom</text:p>
          </table:table-cell>
          <table:covered-table-cell table:number-columns-repeated="4" table:style-name="ce6"/>
          <table:table-cell/>
        </table:table-row>
        <table:table-row table:style-name="ro2">
          <table:table-cell/>
          <table:table-cell table:style-name="ce3" office:value-type="string" calcext:value-type="string">
            <text:p>DSV</text:p>
          </table:table-cell>
          <table:table-cell table:style-name="ce3" office:value-type="string" calcext:value-type="string">
            <text:p>Xlsx</text:p>
          </table:table-cell>
          <table:table-cell table:style-name="ce3" office:value-type="string" calcext:value-type="string">
            <text:p>Feather</text:p>
          </table:table-cell>
          <table:table-cell table:style-name="ce3" office:value-type="string" calcext:value-type="string">
            <text:p>DataFrame</text:p>
          </table:table-cell>
          <table:table-cell table:style-name="ce3" office:value-type="string" calcext:value-type="string">
            <text:p>View</text:p>
          </table:table-cell>
          <table:table-cell/>
        </table:table-row>
        <table:table-row table:style-name="ro3">
          <table:table-cell/>
          <table:table-cell office:value-type="string" calcext:value-type="string" table:number-columns-spanned="3" table:number-rows-spanned="1">
            <text:p>input_file</text:p>
          </table:table-cell>
          <table:covered-table-cell table:number-columns-repeated="2"/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view_name</text:p>
          </table:table-cell>
          <table:table-cell/>
        </table:table-row>
        <table:table-row table:style-name="ro3">
          <table:table-cell/>
          <table:table-cell office:value-type="string" calcext:value-type="string" table:number-columns-spanned="5" table:number-rows-spanned="1">
            <text:p>dbcon, table_name</text:p>
          </table:table-cell>
          <table:covered-table-cell table:number-columns-repeated="2"/>
          <table:covered-table-cell table:number-columns-repeated="2" table:style-name="ce14"/>
          <table:table-cell>
            <draw:custom-shape draw:z-index="1" draw:name="left-arrow-callout 1" draw:style-name="gr2" draw:text-style-name="P3" svg:width="2.3937in" svg:height="0.3988in" svg:x="0.0724in" svg:y="0.0543in">
              <text:p text:style-name="P1"><text:span text:style-name="T1">Where to import</text:span></text:p>
              <draw:enhanced-geometry draw:mirror-horizontal="false" draw:mirror-vertical="false" svg:viewBox="0 0 0 0" draw:text-areas="?f19 0 ?f22 ?f21" draw:type="ooxml-leftArrowCallout" draw:modifiers="25000 25000 25000 87350.518203561" draw:enhanced-path="M 0 ?f12 L ?f17 ?f13 ?f17 ?f14 ?f19 ?f14 ?f19 0 ?f22 0 ?f22 ?f21 ?f19 ?f21 ?f19 ?f15 ?f17 ?f15 ?f17 ?f16 Z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width/?f0 "/>
                <draw:equation draw:name="f6" draw:formula="if(0-$2 ,0,if(?f5 -$2 ,$2 ,?f5 ))"/>
                <draw:equation draw:name="f7" draw:formula="?f6 *?f0 /logwidth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height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width*?f9 /100000"/>
                <draw:equation draw:name="f19" draw:formula="logwidth+0-?f18 "/>
                <draw:equation draw:name="f20" draw:formula="(?f19 +logwidth)/2"/>
                <draw:equation draw:name="f21" draw:formula="logheight"/>
                <draw:equation draw:name="f22" draw:formula="logwidth"/>
                <draw:handle draw:handle-position="?f17 ?f14" draw:handle-range-y-minimum="0" draw:handle-range-y-maximum="?f3"/>
                <draw:handle draw:handle-position="0 ?f13" draw:handle-range-y-minimum="0" draw:handle-range-y-maximum="?f1"/>
                <draw:handle draw:handle-position="?f17 0" draw:handle-range-x-minimum="0" draw:handle-range-x-maximum="?f5"/>
                <draw:handle draw:handle-position="?f19 ?f21" draw:handle-range-x-minimum="0" draw:handle-range-x-maximum="?f8"/>
              </draw:enhanced-geometry>
            </draw:custom-shape>
          </table:table-cell>
        </table:table-row>
        <table:table-row table:style-name="ro3">
          <table:table-cell/>
          <table:table-cell table:style-name="ce5" office:value-type="string" calcext:value-type="string">
            <text:p>sep = ",”, dec = ".”, grp = ""</text:p>
          </table:table-cell>
          <table:table-cell table:style-name="ce5" office:value-type="string" calcext:value-type="string">
            <text:p>sheet_name, first_row, cols_range</text:p>
          </table:table-cell>
          <table:table-cell table:style-name="ce7"/>
          <table:table-cell table:number-columns-repeated="2"/>
          <table:table-cell table:style-name="ce9" office:value-type="string" calcext:value-type="string" table:number-columns-spanned="1" table:number-rows-spanned="2">
            <text:p>}</text:p>
            <draw:custom-shape draw:z-index="6" draw:name="left-arrow-callout 6" draw:style-name="gr3" draw:text-style-name="P5" svg:width="2.0583in" svg:height="0.615in" svg:x="0.4079in" svg:y="0.165in">
              <text:p text:style-name="P4"><text:span text:style-name="T2">Input data interpretation</text:span></text:p>
              <draw:enhanced-geometry draw:mirror-horizontal="false" draw:mirror-vertical="false" svg:viewBox="0 0 0 0" draw:text-areas="?f19 0 ?f22 ?f21" draw:type="ooxml-leftArrowCallout" draw:modifiers="25000 25000 25000 87350.518203561" draw:enhanced-path="M 0 ?f12 L ?f17 ?f13 ?f17 ?f14 ?f19 ?f14 ?f19 0 ?f22 0 ?f22 ?f21 ?f19 ?f21 ?f19 ?f15 ?f17 ?f15 ?f17 ?f16 Z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width/?f0 "/>
                <draw:equation draw:name="f6" draw:formula="if(0-$2 ,0,if(?f5 -$2 ,$2 ,?f5 ))"/>
                <draw:equation draw:name="f7" draw:formula="?f6 *?f0 /logwidth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height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width*?f9 /100000"/>
                <draw:equation draw:name="f19" draw:formula="logwidth+0-?f18 "/>
                <draw:equation draw:name="f20" draw:formula="(?f19 +logwidth)/2"/>
                <draw:equation draw:name="f21" draw:formula="logheight"/>
                <draw:equation draw:name="f22" draw:formula="logwidth"/>
                <draw:handle draw:handle-position="?f17 ?f14" draw:handle-range-y-minimum="0" draw:handle-range-y-maximum="?f3"/>
                <draw:handle draw:handle-position="0 ?f13" draw:handle-range-y-minimum="0" draw:handle-range-y-maximum="?f1"/>
                <draw:handle draw:handle-position="?f17 0" draw:handle-range-x-minimum="0" draw:handle-range-x-maximum="?f5"/>
                <draw:handle draw:handle-position="?f19 ?f21" draw:handle-range-x-minimum="0" draw:handle-range-x-maximum="?f8"/>
              </draw:enhanced-geometry>
            </draw:custom-shape>
          </table:table-cell>
        </table:table-row>
        <table:table-row table:style-name="ro3">
          <table:table-cell/>
          <table:table-cell office:value-type="string" calcext:value-type="string" table:number-columns-spanned="2" table:number-rows-spanned="1">
            <text:p>header = TRUE</text:p>
          </table:table-cell>
          <table:covered-table-cell/>
          <table:table-cell table:style-name="ce7"/>
          <table:table-cell table:number-columns-repeated="2"/>
          <table:covered-table-cell table:style-name="ce10"/>
        </table:table-row>
        <table:table-row table:style-name="ro3">
          <table:table-cell/>
          <table:table-cell office:value-type="string" calcext:value-type="string" table:number-columns-spanned="4" table:number-rows-spanned="1">
            <text:p>id_quote_method = "DB_NAMES"</text:p>
          </table:table-cell>
          <table:covered-table-cell table:number-columns-repeated="2"/>
          <table:covered-table-cell table:style-name="ce14"/>
          <table:table-cell/>
          <table:table-cell table:style-name="ce11" office:value-type="string" calcext:value-type="string" table:number-columns-spanned="1" table:number-rows-spanned="3">
            <text:p>}</text:p>
            <draw:custom-shape draw:z-index="5" draw:name="left-arrow-callout 5" draw:style-name="gr4" draw:text-style-name="P3" svg:width="2.0299in" svg:height="0.8in" svg:x="0.4362in" svg:y="0.3039in">
              <text:p text:style-name="P1"><text:span text:style-name="T3">Target table’s columns</text:span></text:p>
              <text:p text:style-name="P1"><text:span text:style-name="T4">names and data types</text:span></text:p>
              <draw:enhanced-geometry draw:mirror-horizontal="false" draw:mirror-vertical="false" svg:viewBox="0 0 0 0" draw:text-areas="?f19 0 ?f22 ?f21" draw:type="ooxml-leftArrowCallout" draw:modifiers="25000 25000 25000 84492.6821246506" draw:enhanced-path="M 0 ?f12 L ?f17 ?f13 ?f17 ?f14 ?f19 ?f14 ?f19 0 ?f22 0 ?f22 ?f21 ?f19 ?f21 ?f19 ?f15 ?f17 ?f15 ?f17 ?f16 Z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width/?f0 "/>
                <draw:equation draw:name="f6" draw:formula="if(0-$2 ,0,if(?f5 -$2 ,$2 ,?f5 ))"/>
                <draw:equation draw:name="f7" draw:formula="?f6 *?f0 /logwidth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height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width*?f9 /100000"/>
                <draw:equation draw:name="f19" draw:formula="logwidth+0-?f18 "/>
                <draw:equation draw:name="f20" draw:formula="(?f19 +logwidth)/2"/>
                <draw:equation draw:name="f21" draw:formula="logheight"/>
                <draw:equation draw:name="f22" draw:formula="logwidth"/>
                <draw:handle draw:handle-position="?f17 ?f14" draw:handle-range-y-minimum="0" draw:handle-range-y-maximum="?f3"/>
                <draw:handle draw:handle-position="0 ?f13" draw:handle-range-y-minimum="0" draw:handle-range-y-maximum="?f1"/>
                <draw:handle draw:handle-position="?f17 0" draw:handle-range-x-minimum="0" draw:handle-range-x-maximum="?f5"/>
                <draw:handle draw:handle-position="?f19 ?f21" draw:handle-range-x-minimum="0" draw:handle-range-x-maximum="?f8"/>
              </draw:enhanced-geometry>
            </draw:custom-shape>
          </table:table-cell>
        </table:table-row>
        <table:table-row table:style-name="ro3">
          <table:table-cell/>
          <table:table-cell office:value-type="string" calcext:value-type="string" table:number-columns-spanned="4" table:number-rows-spanned="1">
            <text:p><text:span text:style-name="T6">col_names = NULL, col_types = NULL</text:span></text:p>
          </table:table-cell>
          <table:covered-table-cell table:number-columns-repeated="2"/>
          <table:covered-table-cell table:style-name="ce14"/>
          <table:table-cell/>
          <table:covered-table-cell table:style-name="ce10"/>
        </table:table-row>
        <table:table-row table:style-name="ro3">
          <table:table-cell/>
          <table:table-cell office:value-type="string" calcext:value-type="string" table:number-columns-spanned="3" table:number-rows-spanned="1">
            <text:p>col_import = NULL</text:p>
          </table:table-cell>
          <table:covered-table-cell table:number-columns-repeated="2"/>
          <table:table-cell table:number-columns-repeated="2"/>
          <table:covered-table-cell/>
        </table:table-row>
        <table:table-row table:style-name="ro3">
          <table:table-cell/>
          <table:table-cell office:value-type="string" calcext:value-type="string" table:number-columns-spanned="5" table:number-rows-spanned="1">
            <text:p><text:span text:style-name="T6">drop_table = FALSE, build_pk = FALSE, pk_fields = NULL</text:span></text:p>
          </table:table-cell>
          <table:covered-table-cell table:number-columns-repeated="2"/>
          <table:covered-table-cell table:number-columns-repeated="2" table:style-name="ce14"/>
          <table:table-cell table:style-name="ce9" office:value-type="string" calcext:value-type="string" table:number-columns-spanned="1" table:number-rows-spanned="2">
            <text:p>}</text:p>
            <draw:custom-shape draw:z-index="4" draw:name="left-arrow-callout 4" draw:style-name="gr5" draw:text-style-name="P6" svg:width="2.0618in" svg:height="0.3988in" svg:x="0.4043in" svg:y="0.2717in">
              <text:p text:style-name="P4"><text:span text:style-name="T2">Target table PK</text:span></text:p>
              <draw:enhanced-geometry draw:mirror-horizontal="false" draw:mirror-vertical="false" svg:viewBox="0 0 0 0" draw:text-areas="?f19 0 ?f22 ?f21" draw:type="ooxml-leftArrowCallout" draw:modifiers="25000 25000 25000 87350.518203561" draw:enhanced-path="M 0 ?f12 L ?f17 ?f13 ?f17 ?f14 ?f19 ?f14 ?f19 0 ?f22 0 ?f22 ?f21 ?f19 ?f21 ?f19 ?f15 ?f17 ?f15 ?f17 ?f16 Z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width/?f0 "/>
                <draw:equation draw:name="f6" draw:formula="if(0-$2 ,0,if(?f5 -$2 ,$2 ,?f5 ))"/>
                <draw:equation draw:name="f7" draw:formula="?f6 *?f0 /logwidth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height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width*?f9 /100000"/>
                <draw:equation draw:name="f19" draw:formula="logwidth+0-?f18 "/>
                <draw:equation draw:name="f20" draw:formula="(?f19 +logwidth)/2"/>
                <draw:equation draw:name="f21" draw:formula="logheight"/>
                <draw:equation draw:name="f22" draw:formula="logwidth"/>
                <draw:handle draw:handle-position="?f17 ?f14" draw:handle-range-y-minimum="0" draw:handle-range-y-maximum="?f3"/>
                <draw:handle draw:handle-position="0 ?f13" draw:handle-range-y-minimum="0" draw:handle-range-y-maximum="?f1"/>
                <draw:handle draw:handle-position="?f17 0" draw:handle-range-x-minimum="0" draw:handle-range-x-maximum="?f5"/>
                <draw:handle draw:handle-position="?f19 ?f21" draw:handle-range-x-minimum="0" draw:handle-range-x-maximum="?f8"/>
              </draw:enhanced-geometry>
            </draw:custom-shape>
          </table:table-cell>
        </table:table-row>
        <table:table-row table:style-name="ro3">
          <table:table-cell/>
          <table:table-cell office:value-type="string" calcext:value-type="string" table:number-columns-spanned="4" table:number-rows-spanned="1">
            <text:p>auto_pk = FALSE</text:p>
          </table:table-cell>
          <table:covered-table-cell table:number-columns-repeated="2"/>
          <table:covered-table-cell table:style-name="ce14"/>
          <table:table-cell/>
          <table:covered-table-cell table:style-name="ce10"/>
        </table:table-row>
        <table:table-row table:style-name="ro3">
          <table:table-cell/>
          <table:table-cell office:value-type="string" calcext:value-type="string" table:number-columns-spanned="3" table:number-rows-spanned="1">
            <text:p>constant_values = NULL</text:p>
          </table:table-cell>
          <table:covered-table-cell table:number-columns-repeated="2"/>
          <table:table-cell table:number-columns-repeated="2"/>
          <table:table-cell>
            <draw:custom-shape draw:z-index="3" draw:name="left-arrow-callout 3" draw:style-name="gr6" draw:text-style-name="P8" svg:width="2.3937in" svg:height="0.3988in" svg:x="0.0724in" svg:y="0.013in">
              <text:p text:style-name="P7"><text:span text:style-name="T5">Metadata per input file</text:span></text:p>
              <draw:enhanced-geometry draw:mirror-horizontal="false" draw:mirror-vertical="false" svg:viewBox="0 0 0 0" draw:text-areas="?f19 0 ?f22 ?f21" draw:type="ooxml-leftArrowCallout" draw:modifiers="25000 25000 25000 87350.518203561" draw:enhanced-path="M 0 ?f12 L ?f17 ?f13 ?f17 ?f14 ?f19 ?f14 ?f19 0 ?f22 0 ?f22 ?f21 ?f19 ?f21 ?f19 ?f15 ?f17 ?f15 ?f17 ?f16 Z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width/?f0 "/>
                <draw:equation draw:name="f6" draw:formula="if(0-$2 ,0,if(?f5 -$2 ,$2 ,?f5 ))"/>
                <draw:equation draw:name="f7" draw:formula="?f6 *?f0 /logwidth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height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width*?f9 /100000"/>
                <draw:equation draw:name="f19" draw:formula="logwidth+0-?f18 "/>
                <draw:equation draw:name="f20" draw:formula="(?f19 +logwidth)/2"/>
                <draw:equation draw:name="f21" draw:formula="logheight"/>
                <draw:equation draw:name="f22" draw:formula="logwidth"/>
                <draw:handle draw:handle-position="?f17 ?f14" draw:handle-range-y-minimum="0" draw:handle-range-y-maximum="?f3"/>
                <draw:handle draw:handle-position="0 ?f13" draw:handle-range-y-minimum="0" draw:handle-range-y-maximum="?f1"/>
                <draw:handle draw:handle-position="?f17 0" draw:handle-range-x-minimum="0" draw:handle-range-x-maximum="?f5"/>
                <draw:handle draw:handle-position="?f19 ?f21" draw:handle-range-x-minimum="0" draw:handle-range-x-maximum="?f8"/>
              </draw:enhanced-geometry>
            </draw:custom-shape>
          </table:table-cell>
        </table:table-row>
        <table:table-row table:style-name="ro3">
          <table:table-cell/>
          <table:table-cell office:value-type="string" calcext:value-type="string">
            <text:p>chunk_size = 0</text:p>
          </table:table-cell>
          <table:table-cell table:style-name="ce7" table:number-columns-repeated="2"/>
          <table:table-cell table:number-columns-repeated="2"/>
          <table:table-cell>
            <draw:custom-shape draw:z-index="2" draw:name="left-arrow-callout 2" draw:style-name="gr6" draw:text-style-name="P8" svg:width="2.3937in" svg:height="0.3988in" svg:x="0.0724in" svg:y="0.0469in">
              <text:p text:style-name="P7"><text:span text:style-name="T5">Processing data by <text:s/>blocks of rows</text:span></text:p>
              <draw:enhanced-geometry draw:mirror-horizontal="false" draw:mirror-vertical="false" svg:viewBox="0 0 0 0" draw:text-areas="?f19 0 ?f22 ?f21" draw:type="ooxml-leftArrowCallout" draw:modifiers="25000 25000 25000 87350.518203561" draw:enhanced-path="M 0 ?f12 L ?f17 ?f13 ?f17 ?f14 ?f19 ?f14 ?f19 0 ?f22 0 ?f22 ?f21 ?f19 ?f21 ?f19 ?f15 ?f17 ?f15 ?f17 ?f16 Z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width/?f0 "/>
                <draw:equation draw:name="f6" draw:formula="if(0-$2 ,0,if(?f5 -$2 ,$2 ,?f5 ))"/>
                <draw:equation draw:name="f7" draw:formula="?f6 *?f0 /logwidth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height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width*?f9 /100000"/>
                <draw:equation draw:name="f19" draw:formula="logwidth+0-?f18 "/>
                <draw:equation draw:name="f20" draw:formula="(?f19 +logwidth)/2"/>
                <draw:equation draw:name="f21" draw:formula="logheight"/>
                <draw:equation draw:name="f22" draw:formula="logwidth"/>
                <draw:handle draw:handle-position="?f17 ?f14" draw:handle-range-y-minimum="0" draw:handle-range-y-maximum="?f3"/>
                <draw:handle draw:handle-position="0 ?f13" draw:handle-range-y-minimum="0" draw:handle-range-y-maximum="?f1"/>
                <draw:handle draw:handle-position="?f17 0" draw:handle-range-x-minimum="0" draw:handle-range-x-maximum="?f5"/>
                <draw:handle draw:handle-position="?f19 ?f21" draw:handle-range-x-minimum="0" draw:handle-range-x-maximum="?f8"/>
              </draw:enhanced-geometry>
            </draw:custom-shape>
          </table:table-cell>
        </table:table-row>
        <table:table-row table:style-name="ro3">
          <table:table-cell/>
          <table:table-cell table:number-columns-repeated="2" office:value-type="string" calcext:value-type="string">
            <text:p>…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table:style-name="Default"/>
          <table:table-cell table:style-name="ce8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KaTeX_Size2" svg:font-family="KaTeX_Size2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/00/0000</text:date>, <text:time style:data-style-name="N2" text:time-value="11:37:06.104679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7:19:46.284606464</meta:creation-date>
    <dc:date>2025-12-20T11:42:40.885249629</dc:date>
    <meta:editing-duration>PT23M16S</meta:editing-duration>
    <meta:editing-cycles>4</meta:editing-cycles>
    <meta:generator>LibreOffice/24.2.7.2$Linux_X86_64 LibreOffice_project/420$Build-2</meta:generator>
    <meta:document-statistic meta:table-count="2" meta:cell-count="43" meta:object-count="7"/>
  </office:meta>
</office:document-meta>
</file>